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loext:opacity="100%" style:font-name="Calibri" officeooo:rsid="001af407" officeooo:paragraph-rsid="001af407"/>
    </style:style>
    <style:style style:name="P2" style:family="paragraph" style:parent-style-name="Standard">
      <style:paragraph-properties fo:text-align="justify" style:justify-single-word="false"/>
      <style:text-properties fo:color="#000000" loext:opacity="100%" style:font-name="Calibri" fo:font-size="18pt" officeooo:rsid="001af407" officeooo:paragraph-rsid="001af407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style:font-name="Calibri" officeooo:rsid="001c3473" officeooo:paragraph-rsid="001c3473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Calibri" officeooo:rsid="001c669e" officeooo:paragraph-rsid="001c669e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style:font-name="Calibri" officeooo:rsid="001c669e" officeooo:paragraph-rsid="001cedfe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Calibri" officeooo:rsid="001c669e" officeooo:paragraph-rsid="001fd083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Calibri" officeooo:rsid="001daca1" officeooo:paragraph-rsid="001daca1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style:font-name="Calibri" officeooo:rsid="001df2d5" officeooo:paragraph-rsid="001df2d5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style:font-name="Calibri" officeooo:rsid="001fd083" officeooo:paragraph-rsid="001fd083"/>
    </style:style>
    <style:style style:name="T1" style:family="text">
      <style:text-properties officeooo:rsid="001c3473"/>
    </style:style>
    <style:style style:name="T2" style:family="text">
      <style:text-properties officeooo:rsid="001cedfe"/>
    </style:style>
    <style:style style:name="T3" style:family="text">
      <style:text-properties officeooo:rsid="001d048d"/>
    </style:style>
    <style:style style:name="T4" style:family="text">
      <style:text-properties officeooo:rsid="001df2d5"/>
    </style:style>
    <style:style style:name="T5" style:family="text">
      <style:text-properties officeooo:rsid="001fd083"/>
    </style:style>
    <style:style style:name="T6" style:family="text">
      <style:text-properties officeooo:rsid="002089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no: Francisco Paulo Abreu Alves</text:p>
      <text:p text:style-name="P1">Disciplina: Comunicação</text:p>
      <text:p text:style-name="P1">Data: 01.12.2021</text:p>
      <text:p text:style-name="P1"/>
      <text:p text:style-name="P2">O discurso importa</text:p>
      <text:p text:style-name="P1"/>
      <text:p text:style-name="P1">Os três discursos têm um forte apelo emotivo, e isto é válido para o contexto em que seus interlocutores viviam ou <text:span text:style-name="T4">que </text:span>vivenciaram. Eles são carregados de emoção, <text:span text:style-name="T1">seu foco principal é persuasão d</text:span>os ouvintes a reconhecer a necessidade <text:span text:style-name="T1">d</text:span>e urgência <text:span text:style-name="T1">para as </text:span>causa<text:span text:style-name="T1">s</text:span> que eles defend<text:span text:style-name="T1">iam</text:span>. <text:span text:style-name="T4">A clareza</text:span><text:span text:style-name="T1">, </text:span><text:span text:style-name="T4">a colocação</text:span><text:span text:style-name="T1"> </text:span><text:span text:style-name="T4">das palavras c</text:span><text:span text:style-name="T1">ertas para representar bem o que se quer passar ao público, </text:span><text:span text:style-name="T4">a</text:span><text:span text:style-name="T1"> entonação e volume certo da voz, </text:span><text:span text:style-name="T4">causa mais comoção em seu </text:span><text:span text:style-name="T1">público, ao mesmo tempo que convence, faz aliados. </text:span></text:p>
      <text:p text:style-name="P3"/>
      <text:p text:style-name="P4">A comunicação neste<text:span text:style-name="T4">s</text:span> discurso<text:span text:style-name="T4">s</text:span> é clara, objetiva, é estratégica, mas principalmente ela é humana. </text:p>
      <text:p text:style-name="P4"/>
      <text:p text:style-name="P4">Outro fato interessante é que o interlocutor conhece o assunto, ele domina o tema, ele sabe do que está falando. Não se trata apenas de um discurso politiqueiro, se trata de causa, de vivência. Pode-se observa<text:span text:style-name="T4">r</text:span> que mesmo havendo interrupções ao longo do discursos (aplausos), o discursante tem controle do tema, tem confiança naquilo que ele está tra<text:span text:style-name="T2">n</text:span>smitindo, <text:span text:style-name="T4">sabe de onde retomar sua comunicação</text:span>.</text:p>
      <text:p text:style-name="P4"/>
      <text:p text:style-name="P6"><text:span text:style-name="T5">E</text:span>mbora todos sejam extremamente importantes, <text:span text:style-name="T5">e</text:span>u escolhi o discurso da Malala. <text:span text:style-name="T5">No </text:span>discurso dela <text:span text:style-name="T5">há mais </text:span>clareza, apesar de<text:span text:style-name="T2">la</text:span> possuir menos experiências em comunicação que os demais, sua articulação <text:span text:style-name="T2">d</text:span>as palavras são mais emblemáticas, <text:span text:style-name="T2">ela demonstrou </text:span><text:span text:style-name="T5">mais </text:span><text:span text:style-name="T2">segurança no que est</text:span><text:span text:style-name="T5">ava</text:span><text:span text:style-name="T2"> falando. </text:span></text:p>
      <text:p text:style-name="P5"/>
      <text:p text:style-name="P5"><text:span text:style-name="T2">A sua expressão sem muitos movimentos </text:span><text:span text:style-name="T5">foi </text:span><text:span text:style-name="T2">uma clara afirmação da seriedade do assunto. Ela buscou persuadir a plateia </text:span><text:span text:style-name="T5">e a convidou </text:span><text:span text:style-name="T3">a entrar na realidade dela, a sentir sua dor, a lutar sua luta.</text:span></text:p>
      <text:p text:style-name="P1"/>
      <text:p text:style-name="P7">Sua voz, caracteriza bem sua experiência, parece que ela ainda est<text:span text:style-name="T5">ava</text:span> dentro do cenário e quer<text:span text:style-name="T5">ia</text:span> passar essa realidade aos <text:span text:style-name="T5">seus </text:span>ouvintes. </text:p>
      <text:p text:style-name="P7"/>
      <text:p text:style-name="P8">Por fim, pude observar sua entonação clara e audível, entusiasmada. Esta entonação <text:span text:style-name="T5">era</text:span> um claro reflexo da transparência da Malala, <text:span text:style-name="T5">de sua lucidez. E</text:span>la quer<text:span text:style-name="T5">ia </text:span>ser ouvida, quer<text:span text:style-name="T5">ia</text:span> que o público não t<text:span text:style-name="T5">ivesse </text:span>dúvidas de suas luta, da lutas de sua gente, da nossa gente. </text:p>
      <text:p text:style-name="P8"/>
      <text:p text:style-name="P9">Com objetivo claro, com palavras certas, com a voz certa e com a expressão corporal certa ela <text:span text:style-name="T6">deu o seu regado e conseguiu persuadir seus ouvintes.</text:span> </text:p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1T22:58:04.696000000</meta:creation-date>
    <dc:date>2021-12-01T23:45:41.249000000</dc:date>
    <meta:editing-duration>PT32M42S</meta:editing-duration>
    <meta:editing-cycles>7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2" meta:word-count="344" meta:character-count="2108" meta:non-whitespace-character-count="1770"/>
  </office:meta>
</office:document-meta>
</file>